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fo:language="fr" fo:country="BE" fo:font-weight="bold" style:font-size-asian="11pt" style:font-weight-asian="bold" style:font-size-complex="11pt"/>
    </style:style>
    <style:style style:name="P3" style:family="paragraph" style:parent-style-name="Standard">
      <style:text-properties style:font-name="Verdana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Verdana" fo:font-size="11pt" fo:language="en" fo:country="GB" style:font-size-asian="11pt"/>
    </style:style>
    <style:style style:name="P6" style:family="paragraph" style:parent-style-name="Standard">
      <style:text-properties style:font-name="Verdana" fo:font-size="11pt" fo:language="en" fo:country="GB" fo:font-weight="bold" style:font-size-asian="11pt" style:language-asian="zxx" style:country-asian="none" style:font-weight-asian="bold" style:font-size-complex="11pt" style:font-weight-complex="bold"/>
    </style:style>
    <style:style style:name="P7" style:family="paragraph" style:parent-style-name="Standard"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8" style:family="paragraph" style:parent-style-name="Standard">
      <style:text-properties style:font-name="Verdana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9pt" fo:language="fr" fo:country="BE" fo:font-weight="bold" style:font-size-asian="9pt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9pt" fo:language="fr" fo:country="BE" fo:font-weight="bol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Verdana" fo:font-size="9pt" fo:language="fr" fo:country="BE" style:font-size-asian="9pt" style:font-size-complex="9pt"/>
    </style:style>
    <style:style style:name="P12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Verdana" fo:font-size="5pt" fo:font-weight="bold" style:font-size-asian="5pt" style:font-weight-asian="bold" style:font-size-complex="5pt" style:font-weight-complex="bold"/>
    </style:style>
    <style:style style:name="P14" style:family="paragraph" style:parent-style-name="Standard">
      <style:text-properties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text-properties fo:language="fr" fo:country="BE"/>
    </style:style>
    <style:style style:name="P16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Verdana" fo:font-size="9pt" fo:language="fr" fo:country="BE" style:font-size-asian="9pt" style:font-size-complex="9pt"/>
    </style:style>
    <style:style style:name="T4" style:family="text">
      <style:text-properties style:font-name="Verdana" fo:font-size="9pt" fo:language="en" fo:country="GB" fo:font-weight="bold" style:font-size-asian="9pt" style:font-weight-asian="bold" style:font-size-complex="9pt"/>
    </style:style>
    <style:style style:name="T5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Verdana" fo:font-size="10pt" fo:language="fr" fo:country="BE" fo:font-weight="bold" style:font-size-asian="10pt" style:font-weight-asian="bold" style:font-size-complex="10pt"/>
    </style:style>
    <style:style style:name="T7" style:family="text">
      <style:text-properties fo:color="#000000" style:font-name="Verdana" fo:font-size="9pt" fo:language="fr" fo:country="BE" style:font-size-asian="9pt" style:font-size-complex="9pt"/>
    </style:style>
    <style:style style:name="T8" style:family="text">
      <style:text-properties fo:color="#000000" style:font-name="Verdana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style:text-position="super 58%" style:font-name="Verdana" fo:font-size="9pt" fo:language="en" fo:country="GB" fo:font-weight="bold" style:font-size-asian="9pt" style:font-weight-asian="bold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18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16354800">
          <text:format-change>
            <office:change-info>
              <dc:creator>Marie-Aude Goffin</dc:creator>
              <dc:date>2009-02-05T13:55:00</dc:date>
            </office:change-info>
          </text:format-change>
        </text:changed-region>
        <text:changed-region text:id="ct116356264">
          <text:insertion>
            <office:change-info>
              <dc:creator>Marie-Aude Goffin</dc:creator>
              <dc:date>2009-02-10T09:02:00</dc:date>
            </office:change-info>
          </text:insertion>
        </text:changed-region>
        <text:changed-region text:id="ct116356368">
          <text:insertion>
            <office:change-info>
              <dc:creator>Marie-Aude Goffin</dc:creator>
              <dc:date>2009-02-05T16:05:00</dc:date>
            </office:change-info>
          </text:insertion>
        </text:changed-region>
        <text:changed-region text:id="ct116356472">
          <text:insertion>
            <office:change-info>
              <dc:creator>Marie-Aude Goffin</dc:creator>
              <dc:date>2009-02-05T16:03:00</dc:date>
            </office:change-info>
          </text:insertion>
        </text:changed-region>
        <text:changed-region text:id="ct116356608">
          <text:insertion>
            <office:change-info>
              <dc:creator>Marie-Aude Goffin</dc:creator>
              <dc:date>2009-02-05T14:39:00</dc:date>
            </office:change-info>
          </text:insertion>
        </text:changed-region>
        <text:changed-region text:id="ct116356744">
          <text:insertion>
            <office:change-info>
              <dc:creator>Marie-Aude Goffin</dc:creator>
              <dc:date>2009-02-05T14:46:00</dc:date>
            </office:change-info>
          </text:insertion>
        </text:changed-region>
        <text:changed-region text:id="ct116356880">
          <text:insertion>
            <office:change-info>
              <dc:creator>Marie-Aude Goffin</dc:creator>
              <dc:date>2009-02-05T14:38:00</dc:date>
            </office:change-info>
          </text:insertion>
        </text:changed-region>
        <text:changed-region text:id="ct116357016">
          <text:insertion>
            <office:change-info>
              <dc:creator>Marie-Aude Goffin</dc:creator>
              <dc:date>2009-02-05T14:39:00</dc:date>
            </office:change-info>
          </text:insertion>
        </text:changed-region>
        <text:changed-region text:id="ct116546144">
          <text:insertion>
            <office:change-info>
              <dc:creator>Marie-Aude Goffin</dc:creator>
              <dc:date>2009-02-05T16:13:00</dc:date>
            </office:change-info>
          </text:insertion>
        </text:changed-region>
        <text:changed-region text:id="ct116357152">
          <text:insertion>
            <office:change-info>
              <dc:creator>Marie-Aude Goffin</dc:creator>
              <dc:date>2009-02-05T16:06:00</dc:date>
            </office:change-info>
          </text:insertion>
        </text:changed-region>
        <text:changed-region text:id="ct116357288">
          <text:insertion>
            <office:change-info>
              <dc:creator>Marie-Aude Goffin</dc:creator>
              <dc:date>2009-02-05T16:08:00</dc:date>
            </office:change-info>
          </text:insertion>
        </text:changed-region>
        <text:changed-region text:id="ct116357424">
          <text:insertion>
            <office:change-info>
              <dc:creator>Marie-Aude Goffin</dc:creator>
              <dc:date>2009-02-05T16:10:00</dc:date>
            </office:change-info>
          </text:insertion>
        </text:changed-region>
        <text:changed-region text:id="ct116357560">
          <text:insertion>
            <office:change-info>
              <dc:creator>Marie-Aude Goffin</dc:creator>
              <dc:date>2009-02-05T16:10:00</dc:date>
            </office:change-info>
          </text:insertion>
        </text:changed-region>
        <text:changed-region text:id="ct116548664">
          <text:insertion>
            <office:change-info>
              <dc:creator>Marie-Aude Goffin</dc:creator>
              <dc:date>2009-02-05T15:02:00</dc:date>
            </office:change-info>
          </text:insertion>
        </text:changed-region>
        <text:changed-region text:id="ct116549072">
          <text:insertion>
            <office:change-info>
              <dc:creator>Marie-Aude Goffin</dc:creator>
              <dc:date>2009-02-10T08:56:00</dc:date>
            </office:change-info>
          </text:insertion>
        </text:changed-region>
        <text:changed-region text:id="ct116549176">
          <text:insertion>
            <office:change-info>
              <dc:creator>Marie-Aude Goffin</dc:creator>
              <dc:date>2009-02-06T13:04:00</dc:date>
            </office:change-info>
          </text:insertion>
        </text:changed-region>
        <text:changed-region text:id="ct116549280">
          <text:insertion>
            <office:change-info>
              <dc:creator>Marie-Aude Goffin</dc:creator>
              <dc:date>2009-02-06T13:04:00</dc:date>
            </office:change-info>
          </text:insertion>
        </text:changed-region>
        <text:changed-region text:id="ct116549384">
          <text:insertion>
            <office:change-info>
              <dc:creator>Marie-Aude Goffin</dc:creator>
              <dc:date>2009-02-06T13:08:00</dc:date>
            </office:change-info>
          </text:insertion>
        </text:changed-region>
        <text:changed-region text:id="ct116549488">
          <text:insertion>
            <office:change-info>
              <dc:creator>Marie-Aude Goffin</dc:creator>
              <dc:date>2009-02-10T08:52:00</dc:date>
            </office:change-info>
          </text:insertion>
        </text:changed-region>
        <text:changed-region text:id="ct116549592">
          <text:insertion>
            <office:change-info>
              <dc:creator>Marie-Aude Goffin</dc:creator>
              <dc:date>2009-02-10T08:53:00</dc:date>
            </office:change-info>
          </text:insertion>
        </text:changed-region>
        <text:changed-region text:id="ct116549696">
          <text:insertion>
            <office:change-info>
              <dc:creator>Marie-Aude Goffin</dc:creator>
              <dc:date>2009-02-10T08:53:00</dc:date>
            </office:change-info>
          </text:insertion>
        </text:changed-region>
        <text:changed-region text:id="ct116549800">
          <text:insertion>
            <office:change-info>
              <dc:creator>Marie-Aude Goffin</dc:creator>
              <dc:date>2009-02-06T12:59:00</dc:date>
            </office:change-info>
          </text:insertion>
        </text:changed-region>
        <text:changed-region text:id="ct116549904">
          <text:insertion>
            <office:change-info>
              <dc:creator>Marie-Aude Goffin</dc:creator>
              <dc:date>2009-02-06T13:00:00</dc:date>
            </office:change-info>
          </text:insertion>
        </text:changed-region>
        <text:changed-region text:id="ct116355856">
          <text:format-change>
            <office:change-info>
              <dc:creator>Marie-Aude Goffin</dc:creator>
              <dc:date>2009-02-05T13:55:00</dc:date>
            </office:change-info>
          </text:format-change>
        </text:changed-region>
        <text:changed-region text:id="ct116355720">
          <text:insertion>
            <office:change-info>
              <dc:creator>Marie-Aude Goffin</dc:creator>
              <dc:date>2009-02-05T15:57:00</dc:date>
            </office:change-info>
          </text:insertion>
        </text:changed-region>
        <text:changed-region text:id="ct116355584">
          <text:format-change>
            <office:change-info>
              <dc:creator>Marie-Aude Goffin</dc:creator>
              <dc:date>2009-02-05T13:55:00</dc:date>
            </office:change-info>
          </text:format-change>
        </text:changed-region>
        <text:changed-region text:id="ct116355448">
          <text:insertion>
            <office:change-info>
              <dc:creator>Marie-Aude Goffin</dc:creator>
              <dc:date>2009-02-05T13:52:00</dc:date>
            </office:change-info>
          </text:insertion>
        </text:changed-region>
        <text:changed-region text:id="ct116355312">
          <text:format-change>
            <office:change-info>
              <dc:creator>Marie-Aude Goffin</dc:creator>
              <dc:date>2009-02-05T13:55:00</dc:date>
            </office:change-info>
          </text:format-change>
        </text:changed-region>
        <text:changed-region text:id="ct116355176">
          <text:insertion>
            <office:change-info>
              <dc:creator>Marie-Aude Goffin</dc:creator>
              <dc:date>2009-02-05T13:52:00</dc:date>
            </office:change-info>
          </text:insertion>
        </text:changed-region>
        <text:changed-region text:id="ct116355040">
          <text:insertion>
            <office:change-info>
              <dc:creator>Marie-Aude Goffin</dc:creator>
              <dc:date>2009-02-06T13:07:00</dc:date>
            </office:change-info>
          </text:insertion>
        </text:changed-region>
        <text:changed-region text:id="ct116551840">
          <text:insertion>
            <office:change-info>
              <dc:creator>Marie-Aude Goffin</dc:creator>
              <dc:date>2009-02-11T10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7"><draw:frame draw:style-name="fr1" draw:name="Cadre1" text:anchor-type="char" svg:x="-0.012cm" svg:y="0.212cm" svg:width="13.494cm" svg:height="0.776cm" draw:z-index="2"><draw:text-box><text:p text:style-name="P2">DEMANDE <text:s/>DE <text:s/>PERMIS <text:s/>D’URBANISME</text:p></draw:text-box></draw:frame></text:p>
      <text:p text:style-name="P8"/>
      <text:p text:style-name="P8"/>
      <text:p text:style-name="P14"><text:s text:c="41"/></text:p>
      <text:p text:style-name="Standard"/>
      <text:p text:style-name="Standard"><draw:line text:anchor-type="char" draw:z-index="0" draw:style-name="gr1" draw:text-style-name="P17" svg:x1="0.053cm" svg:y1="-0.019cm" svg:x2="13.524cm" svg:y2="-0.019cm"><text:p/></draw:line><text:change-start text:change-id="ct116355856"/><text:span text:style-name="T1"> </text:span><text:change-end text:change-id="ct116355856"/><text:span text:style-name="T8">N°0</text:span><text:change-start text:change-id="ct116355720"/><text:span text:style-name="T8">self.getReference()</text:span><text:change-end text:change-id="ct116355720"/><text:change-start text:change-id="ct116355584"/><text:span text:style-name="T1"> <text:s text:c="2"/></text:span><text:change-end text:change-id="ct116355584"/><text:span text:style-name="T1"><text:s text:c="47"/></text:span><text:change-start text:change-id="ct116355448"/><text:span text:style-name="T1">self.getWorkLocationZipCode()</text:span><text:change-end text:change-id="ct116355448"/><text:span text:style-name="T1"> </text:span><text:change-start text:change-id="ct116355312"/><text:span text:style-name="T1"><text:s/></text:span><text:change-end text:change-id="ct116355312"/><text:change-start text:change-id="ct116355176"/><text:span text:style-name="T1">self.getWorkLocationCity()</text:span><text:change-end text:change-id="ct116355176"/></text:p>
      <text:p text:style-name="P3"><draw:line text:anchor-type="char" draw:z-index="1" draw:style-name="gr1" draw:text-style-name="P17" svg:x1="0.053cm" svg:y1="0.002cm" svg:x2="13.524cm" svg:y2="0.002cm"><text:p/></draw:line></text:p>
      <text:p text:style-name="P12">DATE RECEPISSE DE DEPOT <text:change-start text:change-id="ct116355040"/>self.toLocalizedTime(recepisseobj.getEventDate(),long_format=False)<text:change-end text:change-id="ct116355040"/></text:p>
      <text:p text:style-name="P13"/>
      <text:p text:style-name="Standard"><text:span text:style-name="T2">Objet de la demande</text:span><text:span text:style-name="T5"> </text:span></text:p>
      <text:p text:style-name="P3"><draw:frame draw:style-name="fr2" draw:name="Cadre2" text:anchor-type="char" svg:x="-0.009cm" svg:y="0.048cm" svg:width="13.487cm" svg:height="1.215cm" draw:z-index="4"><draw:text-box><text:p text:style-name="P9"/><text:p text:style-name="P10"><text:change-start text:change-id="ct116354800"/>self.getLicenceSubject()<text:change-end text:change-id="ct116354800"/></text:p><text:p text:style-name="P15"/><text:p text:style-name="P15"/><text:p text:style-name="P15"/></draw:text-box></draw:frame></text:p>
      <text:p text:style-name="P4"/>
      <text:p text:style-name="P4"/>
      <text:p text:style-name="P12">Demandeur </text:p>
      <text:p text:style-name="P3"><draw:frame draw:style-name="fr2" draw:name="Cadre3" text:anchor-type="char" svg:x="-0.009cm" svg:y="0.025cm" svg:width="13.487cm" svg:height="1.783cm" draw:z-index="3"><draw:text-box><text:p text:style-name="Standard"><text:span text:style-name="T3"><text:s text:c="6"/></text:span><text:change-start text:change-id="ct116356264"/><text:span text:style-name="T3">self.displayValue(applicantobj.listPersonTitles(), applicantobj.getPersonTitle())</text:span><text:change-end text:change-id="ct116356264"/><text:span text:style-name="T3"> </text:span><text:change-start text:change-id="ct116356368"/><text:span text:style-name="T3">applicantobj.getName2()</text:span><text:change-end text:change-id="ct116356368"/><text:span text:style-name="T3"> </text:span><text:change-start text:change-id="ct116356472"/><text:span text:style-name="T3">applicantobj.getName1()</text:span><text:change-end text:change-id="ct116356472"/></text:p><text:p text:style-name="Standard"><text:span text:style-name="T3"><text:s text:c="6"/></text:span><text:change-start text:change-id="ct116356608"/><text:span text:style-name="T3">applicantobj.getStreet()</text:span><text:change-end text:change-id="ct116356608"/><text:span text:style-name="T3">, n°</text:span><text:change-start text:change-id="ct116356744"/><text:span text:style-name="T3">applicantobj.getNumber()</text:span><text:change-end text:change-id="ct116356744"/></text:p><text:p text:style-name="Standard"><text:span text:style-name="T3"><text:s text:c="6"/></text:span><text:change-start text:change-id="ct116356880"/><text:span text:style-name="T3">applicantobj.getZipcode()</text:span><text:change-end text:change-id="ct116356880"/><text:span text:style-name="T3"> </text:span><text:change-start text:change-id="ct116357016"/><text:span text:style-name="T3">applicantobj.getCity()</text:span><text:change-end text:change-id="ct116357016"/><text:span text:style-name="T3"> <text:s text:c="21"/></text:span><text:span text:style-name="T7">T. </text:span><text:change-start text:change-id="ct116546144"/><text:span text:style-name="T7">applicantobj.getPhone()</text:span><text:change-end text:change-id="ct116546144"/></text:p></draw:text-box></draw:frame></text:p>
      <text:p text:style-name="P4"/>
      <text:p text:style-name="P4"/>
      <text:p text:style-name="P5"/>
      <text:p text:style-name="Standard"><text:span text:style-name="T4">Situation du bien</text:span><text:span text:style-name="T4"> </text:span></text:p>
      <text:p text:style-name="P6"><draw:frame draw:style-name="fr3" draw:name="Cadre4" text:anchor-type="char" svg:x="-0.018cm" svg:y="0.053cm" svg:width="13.504cm" svg:height="1.633cm" draw:z-index="5"><draw:text-box><text:p text:style-name="Standard"><text:span text:style-name="T3"><text:s text:c="6"/></text:span><text:change-start text:change-id="ct116357152"/><text:span text:style-name="T3">self.getWorkLocationStreet()</text:span><text:change-end text:change-id="ct116357152"/><text:span text:style-name="T3">, n°</text:span><text:change-start text:change-id="ct116357288"/><text:span text:style-name="T3">self.getWorkLocationHouseNumber()</text:span><text:change-end text:change-id="ct116357288"/></text:p><text:p text:style-name="Standard"><text:span text:style-name="T3"><text:s text:c="6"/></text:span><text:change-start text:change-id="ct116357424"/><text:span text:style-name="T3">self.getWorkLocationZipCode()</text:span><text:change-end text:change-id="ct116357424"/><text:span text:style-name="T3"> </text:span><text:change-start text:change-id="ct116357560"/><text:span text:style-name="T3">self.getWorkLocationCity()</text:span><text:change-end text:change-id="ct116357560"/><text:span text:style-name="T3"> (LA BRUYERE)</text:span></text:p><text:p text:style-name="Standard"><text:span text:style-name="T3"><text:s text:c="6"/></text:span><text:change-start text:change-id="ct116548664"/><text:span text:style-name="T3">self.getPortionOutsText()</text:span><text:change-end text:change-id="ct116548664"/></text:p></draw:text-box></draw:frame></text:p>
      <text:p text:style-name="P5"/>
      <text:p text:style-name="P5"/>
      <text:p text:style-name="P5"/>
      <text:p text:style-name="P12">Auteur de projet</text:p>
      <text:p text:style-name="P6"><draw:frame draw:style-name="fr2" draw:name="Cadre5" text:anchor-type="char" svg:x="-0.009cm" svg:y="0.06cm" svg:width="13.487cm" svg:height="1.759cm" draw:z-index="6"><draw:text-box><text:p text:style-name="P11"><text:s text:c="6"/><text:change-start text:change-id="ct116549072"/>self.displayValue(architectobj.listPersonTitles(), self.getArchitects().getPersonTitle())<text:change-end text:change-id="ct116549072"/> <text:change-start text:change-id="ct116549176"/>self.getArchitects().getName2()<text:change-end text:change-id="ct116549176"/> <text:change-start text:change-id="ct116549280"/>self.getArchitects().getName1()<text:change-end text:change-id="ct116549280"/></text:p><text:p text:style-name="P11"><text:s text:c="6"/><text:change-start text:change-id="ct116549384"/>self.getArchitects().getStreet()<text:change-end text:change-id="ct116549384"/>, n°<text:change-start text:change-id="ct116549488"/>self.getArchitects().getNumber()<text:change-end text:change-id="ct116549488"/></text:p><text:p text:style-name="P11"><text:s text:c="6"/><text:change-start text:change-id="ct116549592"/>self.getArchitects().getZipcode()<text:change-end text:change-id="ct116549592"/> <text:change-start text:change-id="ct116549696"/>self.getArchitects().getCity()<text:change-end text:change-id="ct116549696"/><text:change-start text:change-id="ct116549800"/></text:p><text:p text:style-name="P11"><text:change-end text:change-id="ct116549800"/><text:s text:c="39"/>T.<text:change-start text:change-id="ct116549904"/>self.getArchitects().getPhone()<text:change-end text:change-id="ct116549904"/> <text:s text:c="6"/></text:p><text:p text:style-name="P11"/></draw:text-box></draw:frame></text:p>
      <text:p text:style-name="P5"/>
      <text:p text:style-name="P5"/>
      <text:p text:style-name="P3"/>
      <text:p text:style-name="Standard"><text:span text:style-name="T2"><text:s text:c="8"/>ACC. DE RECEPTION <text:s text:c="34"/></text:span><text:span text:style-name="T4">ENV. <text:s/>1</text:span><text:span text:style-name="T9">er</text:span><text:span text:style-name="T4">. DOS.</text:span></text:p>
      <text:p text:style-name="Standard"><text:span text:style-name="T4"><text:s text:c="2"/></text:span><text:span text:style-name="T4"><text:s text:c="6"/>DEM. D’AVIS <text:s text:c="46"/>COLLEGE</text:span></text:p>
      <text:p text:style-name="Standard"><draw:frame draw:style-name="fr3" draw:name="Cadre7" text:anchor-type="char" svg:x="-0.018cm" svg:y="1.445cm" svg:width="13.504cm" svg:height="0.751cm" draw:z-index="7"><draw:text-box><text:p text:style-name="Standard"><text:span text:style-name="T6">OCTROI / REFUS <text:s text:c="8"/></text:span><text:span text:style-name="T6"><text:s text:c="29"/>DATE</text:span></text:p></draw:text-box></draw:frame><text:span text:style-name="T4"> <text:s text:c="7"/>ENV. 2</text:span><text:span text:style-name="T9">ème</text:span><text:span text:style-name="T4">. DOS. <text:s text:c="2"/></text:span></text:p>
      <text:p text:style-name="Standard"><text:span text:style-name="T4"><text:s text:c="8"/>REF. SPW. : </text:span><text:change-start text:change-id="ct116551840"/><text:span text:style-name="T4">self.getReferenceDGATLP()</text:span><text:change-end text:change-id="ct116551840"/><text:span text:style-name="T4"> <text:s text:c="3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cm" fo:margin-bottom="0cm" fo:margin-left="4.001cm" fo:margin-right="3.501cm" fo:background-color="#ffffff" style:writing-mode="lr-tb" style:layout-grid-color="#c0c0c0" style:layout-grid-lines="4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9-02-05T13:41:00</meta:creation-date>
    <dc:creator>Marie-Aude Goffin</dc:creator>
    <dc:date>2009-05-12T10:59:43</dc:date>
    <meta:print-date>2008-09-03T09:37:00</meta:print-date>
    <meta:editing-cycles>37</meta:editing-cycles>
    <meta:editing-duration>P1DT0H16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86" meta:character-count="1548"/>
  </office:meta>
</office:document-meta>
</file>